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808080"/>
    </style:style>
    <style:style style:name="T7" style:family="text">
      <style:text-properties fo:color="#569cd6"/>
    </style:style>
    <style:style style:name="T8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&lt;!</text:span><text:span text:style-name="T7">DOCTYPE</text:span> <text:span text:style-name="T2">html</text:span><text:span text:style-name="T6">&gt;</text:span></text:p>
      <text:p text:style-name="P1"><text:span text:style-name="T6">&lt;!</text:span><text:span text:style-name="T7">DOCTYPE</text:span> <text:span text:style-name="T2">html</text:span><text:span text:style-name="T6">&gt;</text:span></text:p>
      <text:p text:style-name="P1"><text:span text:style-name="T6">&lt;</text:span><text:span text:style-name="T7">html</text:span> <text:span text:style-name="T2">lang</text:span>=<text:span text:style-name="T3">"en"</text:span><text:span text:style-name="T6">&gt;</text:span></text:p>
      <text:p text:style-name="P1"><text:span text:style-name="T6">&lt;</text:span><text:span text:style-name="T7">head</text:span><text:span text:style-name="T6">&gt;</text:span></text:p>
      <text:p text:style-name="P1"><text:span text:style-name="T6">&lt;</text:span><text:span text:style-name="T7">meta</text:span> <text:span text:style-name="T2">charset</text:span>=<text:span text:style-name="T3">"UTF-8"</text:span><text:span text:style-name="T6">&gt;</text:span></text:p>
      <text:p text:style-name="P1"><text:span text:style-name="T6">&lt;</text:span><text:span text:style-name="T7">meta</text:span> <text:span text:style-name="T2">name</text:span>=<text:span text:style-name="T3">"viewport"</text:span> <text:span text:style-name="T2">content</text:span>=<text:span text:style-name="T3">"width=device-width, initial-scale=1.0"</text:span><text:span text:style-name="T6">&gt;</text:span></text:p>
      <text:p text:style-name="P1"><text:span text:style-name="T6">&lt;</text:span><text:span text:style-name="T7">meta</text:span> <text:span text:style-name="T2">http-equiv</text:span>=<text:span text:style-name="T3">"X-UA-Compatible"</text:span> <text:span text:style-name="T2">content</text:span>=<text:span text:style-name="T3">"ie=edge"</text:span><text:span text:style-name="T6">&gt;</text:span></text:p>
      <text:p text:style-name="P1"><text:span text:style-name="T6">&lt;</text:span><text:span text:style-name="T7">title</text:span><text:span text:style-name="T6">&gt;</text:span>Online Bookshop and computer services<text:span text:style-name="T6">&lt;/</text:span><text:span text:style-name="T7">title</text:span><text:span text:style-name="T6">&gt;</text:span></text:p>
      <text:p text:style-name="P1"><text:span text:style-name="T6">&lt;</text:span><text:span text:style-name="T7">link</text:span> <text:span text:style-name="T2">href</text:span>=<text:span text:style-name="T3">"https://fonts.googleapis.com/css?family=Oswald&amp;display=swap"</text:span> <text:span text:style-name="T2">rel</text:span>=<text:span text:style-name="T3">"stylesheet"</text:span><text:span text:style-name="T6">&gt;</text:span></text:p>
      <text:p text:style-name="P2"/>
      <text:p text:style-name="P1"><text:span text:style-name="T6">&lt;</text:span><text:span text:style-name="T7">link</text:span> <text:span text:style-name="T2">rel</text:span>=<text:span text:style-name="T3">"stylesheet"</text:span> <text:span text:style-name="T2">type</text:span>=<text:span text:style-name="T3">"text/css"</text:span> <text:span text:style-name="T2">href</text:span>=<text:span text:style-name="T3">"styles.css"</text:span><text:span text:style-name="T6">&gt;</text:span></text:p>
      <text:p text:style-name="P1"><text:span text:style-name="T6">&lt;/</text:span><text:span text:style-name="T7">head</text:span><text:span text:style-name="T6">&gt;</text:span></text:p>
      <text:p text:style-name="P1"><text:span text:style-name="T6">&lt;</text:span><text:span text:style-name="T7">body</text:span><text:span text:style-name="T6">&gt;</text:span></text:p>
      <text:p text:style-name="P1"><text:span text:style-name="T6">&lt;</text:span><text:span text:style-name="T7">header</text:span><text:span text:style-name="T6">&gt;</text:span></text:p>
      <text:p text:style-name="P1"><text:span text:style-name="T6">&lt;</text:span><text:span text:style-name="T7">nav</text:span> <text:span text:style-name="T2">class</text:span>=<text:span text:style-name="T3">"container"</text:span> <text:span text:style-name="T2">id</text:span>=<text:span text:style-name="T3">"container"</text:span><text:span text:style-name="T6">&gt;</text:span></text:p>
      <text:p text:style-name="P1"><text:span text:style-name="T6">&lt;</text:span><text:span text:style-name="T7">ul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home"</text:span><text:span text:style-name="T6">&gt;</text:span>Home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about"</text:span><text:span text:style-name="T6">&gt;</text:span>About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services"</text:span><text:span text:style-name="T6">&gt;</text:span>Service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</text:span><text:span text:style-name="T7">li</text:span><text:span text:style-name="T6">&gt;&lt;</text:span><text:span text:style-name="T7">a</text:span> <text:span text:style-name="T2">href</text:span>=<text:span text:style-name="T3">"#contacts"</text:span><text:span text:style-name="T6">&gt;</text:span>Contacts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1"><text:span text:style-name="T6">&lt;/</text:span><text:span text:style-name="T7">ul</text:span><text:span text:style-name="T6">&gt;</text:span></text:p>
      <text:p text:style-name="P1"><text:span text:style-name="T6">&lt;/</text:span><text:span text:style-name="T7">nav</text:span><text:span text:style-name="T6">&gt;</text:span></text:p>
      <text:p text:style-name="P2"/>
      <text:p text:style-name="P1"><text:span text:style-name="T6">&lt;/</text:span><text:span text:style-name="T7">header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home"</text:span> <text:span text:style-name="T2">id</text:span>=<text:span text:style-name="T3">"home"</text:span><text:span text:style-name="T6">&gt;</text:span></text:p>
      <text:p text:style-name="P1"><text:span text:style-name="T6">&lt;</text:span><text:span text:style-name="T7">h1</text:span><text:span text:style-name="T6">&gt;</text:span>Online Bookshop and Computer services:<text:span text:style-name="T6">&lt;/</text:span><text:span text:style-name="T7">h1</text:span><text:span text:style-name="T6">&gt;</text:span></text:p>
      <text:p text:style-name="P2"/>
      <text:p text:style-name="P1"><text:span text:style-name="T6">&lt;</text:span><text:span text:style-name="T7">img</text:span> <text:span text:style-name="T2">src</text:span>=<text:span text:style-name="T3">"img/bookshop.JPG"</text:span> <text:span text:style-name="T2">alt</text:span>=<text:span text:style-name="T3">"bookshop premise"</text:span><text:span text:style-name="T6">&gt;</text:span></text:p>
      <text:p text:style-name="P2"/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hr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about"</text:span> <text:span text:style-name="T2">id</text:span>=<text:span text:style-name="T3">"about"</text:span><text:span text:style-name="T6">&gt;</text:span></text:p>
      <text:p text:style-name="P1"><text:span text:style-name="T6">&lt;</text:span><text:span text:style-name="T7">div</text:span> <text:span text:style-name="T2">class</text:span>=<text:span text:style-name="T3">"about2"</text:span><text:span text:style-name="T6">&gt;</text:span></text:p>
      <text:p text:style-name="P1"><text:span text:style-name="T6">&lt;</text:span><text:span text:style-name="T7">h2</text:span><text:span text:style-name="T6">&gt;</text:span>About us<text:span text:style-name="T6">&lt;/</text:span><text:span text:style-name="T7">h2</text:span><text:span text:style-name="T6">&gt;</text:span></text:p>
      <text:p text:style-name="P1"><text:span text:style-name="T6">&lt;</text:span><text:span text:style-name="T7">p</text:span><text:span text:style-name="T6">&gt;</text:span>We oparates from 8:am to 5:pm Monday to Friday<text:span text:style-name="T6">&lt;</text:span><text:span text:style-name="T7">br</text:span><text:span text:style-name="T6">&gt;</text:span>And Saturday from 8:am to 1:pm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The bookshop is open to all and we are ready to serve you to our best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Bookshop sells all types of textbooks and excercise books of high quality at affordable prices.<text:span text:style-name="T6">&lt;</text:span><text:span text:style-name="T7">br</text:span><text:span text:style-name="T6">&gt;</text:span>We have the followiong:<text:span text:style-name="T6">&lt;/</text:span><text:span text:style-name="T7">p</text:span><text:span text:style-name="T6">&gt;</text:span></text:p>
      <text:p text:style-name="P2"/>
      <text:p text:style-name="P1"><text:span text:style-name="T6">&lt;</text:span><text:span text:style-name="T7">p</text:span><text:span text:style-name="T6">&gt;</text:span>New CBC textbooks both for pre-primary and primary school.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All Secondary and primary schools revision books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Setbooks, guides and novels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Scientific calculators and mathematica sets.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Bibles, golden bells, dictinaries and kamusi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Atlas, Magazines and news papers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Pens,Pencils and Excercise books of different pages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oft-page-break/><text:span text:style-name="T6">&lt;</text:span><text:span text:style-name="T7">div</text:span> <text:span text:style-name="T2">class</text:span>=<text:span text:style-name="T3">"img2"</text:span><text:span text:style-name="T6">&gt;</text:span></text:p>
      <text:p text:style-name="P2"/>
      <text:p text:style-name="P1"><text:span text:style-name="T6">&lt;</text:span><text:span text:style-name="T7">img</text:span> <text:span text:style-name="T2">class</text:span>=<text:span text:style-name="T3">"img2"</text:span> <text:span text:style-name="T2">src</text:span>=<text:span text:style-name="T3">"img/bookshop.JPG"</text:span> <text:span text:style-name="T2">alt</text:span>=<text:span text:style-name="T3">"bookshop"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2"/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hr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service"</text:span> <text:span text:style-name="T2">id</text:span>=<text:span text:style-name="T3">"services"</text:span><text:span text:style-name="T6">&gt;</text:span></text:p>
      <text:p text:style-name="P1"><text:span text:style-name="T6">&lt;</text:span><text:span text:style-name="T7">h1</text:span><text:span text:style-name="T6">&gt;</text:span> Our Services <text:span text:style-name="T6">&lt;/</text:span><text:span text:style-name="T7">h1</text:span><text:span text:style-name="T6">&gt;</text:span></text:p>
      <text:p text:style-name="P1"><text:span text:style-name="T6">&lt;</text:span><text:span text:style-name="T7">img</text:span> <text:span text:style-name="T2">class</text:span>=<text:span text:style-name="T3">"img1"</text:span> <text:span text:style-name="T2">src</text:span>=<text:span text:style-name="T3">"img/comp class.png"</text:span> <text:span text:style-name="T2">alt</text:span>=<text:span text:style-name="T3">"computer class"</text:span><text:span text:style-name="T6">&gt;</text:span></text:p>
      <text:p text:style-name="P1"><text:span text:style-name="T6">&lt;</text:span><text:span text:style-name="T7">img</text:span> <text:span text:style-name="T2">class</text:span>=<text:span text:style-name="T3">"img1"</text:span> <text:span text:style-name="T2">src</text:span>=<text:span text:style-name="T3">"img/desktop.jpg"</text:span> <text:span text:style-name="T2">alt</text:span>=<text:span text:style-name="T3">"desktop"</text:span><text:span text:style-name="T6">&gt;</text:span> </text:p>
      <text:p text:style-name="P2"/>
      <text:p text:style-name="P1"><text:span text:style-name="T6">&lt;</text:span><text:span text:style-name="T7">table</text:span> <text:span text:style-name="T8">border</text:span>=<text:span text:style-name="T3">1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h</text:span><text:span text:style-name="T6">&gt;</text:span>Service<text:span text:style-name="T6">&lt;/</text:span><text:span text:style-name="T7">th</text:span><text:span text:style-name="T6">&gt;</text:span></text:p>
      <text:p text:style-name="P1"><text:span text:style-name="T6">&lt;</text:span><text:span text:style-name="T7">th</text:span><text:span text:style-name="T6">&gt;</text:span>Cost<text:span text:style-name="T6">&lt;/</text:span><text:span text:style-name="T7">th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Printing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5 per page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Photocopying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3 per page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Lamination and binding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50 per page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Cyber services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75 cents per minute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Basic computer packages training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3000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</text:span><text:span text:style-name="T7">tr</text:span><text:span text:style-name="T6">&gt;</text:span></text:p>
      <text:p text:style-name="P1"><text:span text:style-name="T6">&lt;</text:span><text:span text:style-name="T7">td</text:span><text:span text:style-name="T6">&gt;</text:span>Passport<text:span text:style-name="T6">&lt;/</text:span><text:span text:style-name="T7">td</text:span><text:span text:style-name="T6">&gt;</text:span></text:p>
      <text:p text:style-name="P1"><text:span text:style-name="T6">&lt;</text:span><text:span text:style-name="T7">td</text:span><text:span text:style-name="T6">&gt;</text:span>Ksh 100<text:span text:style-name="T6">&lt;/</text:span><text:span text:style-name="T7">td</text:span><text:span text:style-name="T6">&gt;</text:span></text:p>
      <text:p text:style-name="P1"><text:span text:style-name="T6">&lt;/</text:span><text:span text:style-name="T7">tr</text:span><text:span text:style-name="T6">&gt;</text:span></text:p>
      <text:p text:style-name="P1"><text:span text:style-name="T6">&lt;/</text:span><text:span text:style-name="T7">table</text:span><text:span text:style-name="T6">&gt;</text:span></text:p>
      <text:p text:style-name="P2"/>
      <text:p text:style-name="P1"><text:span text:style-name="T6">&lt;/</text:span><text:span text:style-name="T7">div</text:span><text:span text:style-name="T6">&gt;</text:span></text:p>
      <text:p text:style-name="P1"><text:span text:style-name="T6">&lt;</text:span><text:span text:style-name="T7">hr</text:span><text:span text:style-name="T6">&gt;</text:span></text:p>
      <text:p text:style-name="P2"/>
      <text:p text:style-name="P1"><text:span text:style-name="T6">&lt;</text:span><text:span text:style-name="T7">div</text:span> <text:span text:style-name="T2">class</text:span>=<text:span text:style-name="T3">"contact"</text:span> <text:span text:style-name="T2">id</text:span>=<text:span text:style-name="T3">"contacts"</text:span><text:span text:style-name="T6">&gt;</text:span></text:p>
      <text:p text:style-name="P1"><text:span text:style-name="T6">&lt;</text:span><text:span text:style-name="T7">h2</text:span><text:span text:style-name="T6">&gt;</text:span>Our contacts<text:span text:style-name="T6">&lt;/</text:span><text:span text:style-name="T7">h2</text:span><text:span text:style-name="T6">&gt;</text:span></text:p>
      <text:p text:style-name="P1"><text:span text:style-name="T6">&lt;</text:span><text:span text:style-name="T7">p</text:span><text:span text:style-name="T6">&gt;</text:span>Sir Mwas Bookshop and computer services is located Nyeri county TRM building 2nd floor.<text:span text:style-name="T6">&lt;/</text:span><text:span text:style-name="T7">p</text:span><text:span text:style-name="T6">&gt;</text:span></text:p>
      <text:p text:style-name="P1"><text:soft-page-break/><text:span text:style-name="T6">&lt;</text:span><text:span text:style-name="T7">p</text:span><text:span text:style-name="T6">&gt;</text:span>Postal address:P.O Box 121-10103 Nyeri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Email address:sirmwas@gmail.com<text:span text:style-name="T6">&lt;/</text:span><text:span text:style-name="T7">p</text:span><text:span text:style-name="T6">&gt;</text:span></text:p>
      <text:p text:style-name="P1"><text:span text:style-name="T6">&lt;</text:span><text:span text:style-name="T7">p</text:span><text:span text:style-name="T6">&gt;</text:span>Phone Number:0727 867 684<text:span text:style-name="T6">&lt;/</text:span><text:span text:style-name="T7">p</text:span><text:span text:style-name="T6">&gt;</text:span></text:p>
      <text:p text:style-name="P1"><text:span text:style-name="T6">&lt;/</text:span><text:span text:style-name="T7">div</text:span><text:span text:style-name="T6">&gt;</text:span></text:p>
      <text:p text:style-name="P1"><text:span text:style-name="T6">&lt;/</text:span><text:span text:style-name="T7">body</text:span><text:span text:style-name="T6">&gt;</text:span></text:p>
      <text:p text:style-name="P1"><text:span text:style-name="T6">&lt;/</text:span><text:span text:style-name="T7">html</text:span><text:span text:style-name="T6">&gt;</text:span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home</text:span>{</text:p>
      <text:p text:style-name="P1"><text:span text:style-name="T2">background-color</text:span>:<text:span text:style-name="T3">darkgray</text:span>;</text:p>
      <text:p text:style-name="P1"><text:span text:style-name="T2">background-image</text:span>: <text:span text:style-name="T4">url</text:span>(<text:span text:style-name="T2">bookshop.JPG</text:span>);</text:p>
      <text:p text:style-name="P1"><text:span text:style-name="T2">background-repeat</text:span>: <text:span text:style-name="T3">no-repeat</text:span>;</text:p>
      <text:p text:style-name="P1"><text:span text:style-name="T2">background-size</text:span>: <text:span text:style-name="T3">cover</text:span>;</text:p>
      <text:p text:style-name="P1"><text:span text:style-name="T2">display</text:span>: <text:span text:style-name="T3">flex</text:span>;</text:p>
      <text:p text:style-name="P1"><text:span text:style-name="T2">flex-direction</text:span>: <text:span text:style-name="T3">column</text:span>;</text:p>
      <text:p text:style-name="P1">}</text:p>
      <text:p text:style-name="P1"><text:span text:style-name="T1">nav</text:span>{</text:p>
      <text:p text:style-name="P1"><text:span text:style-name="T2">text-align</text:span>: <text:span text:style-name="T3">right</text:span>;</text:p>
      <text:p text:style-name="P1"><text:span text:style-name="T2">background-color</text:span>: <text:span text:style-name="T3">aliceblue</text:span>;</text:p>
      <text:p text:style-name="P1">}</text:p>
      <text:p text:style-name="P1"><text:span text:style-name="T1">nav</text:span> <text:span text:style-name="T1">ul</text:span>{</text:p>
      <text:p text:style-name="P1"><text:span text:style-name="T2">list-style</text:span>: <text:span text:style-name="T3">none</text:span>;</text:p>
      <text:p text:style-name="P1">}</text:p>
      <text:p text:style-name="P1"><text:span text:style-name="T1">nav</text:span> <text:span text:style-name="T1">li</text:span>{</text:p>
      <text:p text:style-name="P1"><text:span text:style-name="T2">display</text:span>: <text:span text:style-name="T3">inline-block</text:span>;</text:p>
      <text:p text:style-name="P1"><text:span text:style-name="T2">margin-left</text:span>: <text:span text:style-name="T5">30px</text:span>;</text:p>
      <text:p text:style-name="P1"><text:span text:style-name="T2">padding</text:span>: <text:span text:style-name="T5">30px</text:span>;</text:p>
      <text:p text:style-name="P1"><text:span text:style-name="T2">padding-bottom</text:span>: <text:span text:style-name="T5">30px</text:span>;</text:p>
      <text:p text:style-name="P1">}</text:p>
      <text:p text:style-name="P1"><text:span text:style-name="T1">nav</text:span> <text:span text:style-name="T1">a:hover</text:span>{</text:p>
      <text:p text:style-name="P1"><text:span text:style-name="T2">color</text:span>:<text:span text:style-name="T3">red</text:span>;</text:p>
      <text:p text:style-name="P1">}</text:p>
      <text:p text:style-name="P1"><text:span text:style-name="T1">img</text:span>{</text:p>
      <text:p text:style-name="P1"><text:span text:style-name="T2">background-size</text:span>: <text:span text:style-name="T3">cover</text:span>;</text:p>
      <text:p text:style-name="P1"><text:span text:style-name="T2">background-repeat</text:span>: <text:span text:style-name="T3">no-repeat</text:span>;</text:p>
      <text:p text:style-name="P1">}</text:p>
      <text:p text:style-name="P2"/>
      <text:p text:style-name="P1"><text:span text:style-name="T1">body</text:span>{</text:p>
      <text:p text:style-name="P1"><text:span text:style-name="T2">font-family</text:span>: <text:span text:style-name="T3">Arial</text:span>, <text:span text:style-name="T3">Helvetica</text:span>, <text:span text:style-name="T3">sans-serif</text:span>;</text:p>
      <text:p text:style-name="P1"><text:span text:style-name="T2">font-size</text:span>: <text:span text:style-name="T5">20px</text:span>;</text:p>
      <text:p text:style-name="P1"><text:span text:style-name="T2">font-weight</text:span>: <text:span text:style-name="T5">400</text:span>;</text:p>
      <text:p text:style-name="P1"><text:span text:style-name="T2">color</text:span>: <text:span text:style-name="T3">black</text:span>;</text:p>
      <text:p text:style-name="P1"><text:span text:style-name="T2">background-color</text:span>: <text:span text:style-name="T3">darkgray</text:span>;</text:p>
      <text:p text:style-name="P3"/>
      <text:p text:style-name="P1">}</text:p>
      <text:p text:style-name="P1"><text:span text:style-name="T1">#kcse</text:span>{</text:p>
      <text:p text:style-name="P1"><text:span text:style-name="T2">float</text:span>: <text:span text:style-name="T3">right</text:span>;</text:p>
      <text:p text:style-name="P1">}</text:p>
      <text:p text:style-name="P1"><text:soft-page-break/><text:span text:style-name="T1">.about</text:span>{</text:p>
      <text:p text:style-name="P1"><text:span text:style-name="T2">margin-bottom</text:span>:<text:span text:style-name="T5">10px</text:span>;</text:p>
      <text:p text:style-name="P1"><text:span text:style-name="T2">display</text:span>: <text:span text:style-name="T3">flex</text:span>;</text:p>
      <text:p text:style-name="P1"><text:span text:style-name="T2">flex-direction</text:span>: <text:span text:style-name="T3">row</text:span>;</text:p>
      <text:p text:style-name="P2"/>
      <text:p text:style-name="P1">}</text:p>
      <text:p text:style-name="P1"><text:span text:style-name="T1">.about</text:span> <text:span text:style-name="T1">h2</text:span>{</text:p>
      <text:p text:style-name="P1"><text:span text:style-name="T2">text-align</text:span>: <text:span text:style-name="T3">center</text:span>;</text:p>
      <text:p text:style-name="P1">}</text:p>
      <text:p text:style-name="P1"><text:span text:style-name="T1">.img2</text:span>{</text:p>
      <text:p text:style-name="P1"><text:span text:style-name="T2">padding-top</text:span>:<text:span text:style-name="T5">20px</text:span>;</text:p>
      <text:p text:style-name="P1"><text:span text:style-name="T2">width</text:span>: <text:span text:style-name="T5">500px</text:span>;</text:p>
      <text:p text:style-name="P1"><text:span text:style-name="T2">height</text:span>: <text:span text:style-name="T5">450px</text:span>;</text:p>
      <text:p text:style-name="P1">}</text:p>
      <text:p text:style-name="P1"><text:span text:style-name="T1">.home</text:span> <text:span text:style-name="T1">h1</text:span>{</text:p>
      <text:p text:style-name="P1"><text:span text:style-name="T2">text-align</text:span>: <text:span text:style-name="T3">center</text:span>;</text:p>
      <text:p text:style-name="P1"><text:span text:style-name="T2">font-size</text:span>: <text:span text:style-name="T5">25px</text:span>;</text:p>
      <text:p text:style-name="P2"/>
      <text:p text:style-name="P1">}</text:p>
      <text:p text:style-name="P2"/>
      <text:p text:style-name="P1"><text:span text:style-name="T1">.service</text:span> <text:span text:style-name="T1">h1</text:span>{</text:p>
      <text:p text:style-name="P1"><text:span text:style-name="T2">text-align</text:span>: <text:span text:style-name="T3">center</text:span>;</text:p>
      <text:p text:style-name="P1"><text:span text:style-name="T2">font-size</text:span>:<text:span text:style-name="T5">20px</text:span>;</text:p>
      <text:p text:style-name="P1"><text:span text:style-name="T2">margin-top</text:span>:<text:span text:style-name="T5">30px</text:span>;</text:p>
      <text:p text:style-name="P1">}</text:p>
      <text:p text:style-name="P2"/>
      <text:p text:style-name="P1"><text:span text:style-name="T1">.service</text:span> <text:span text:style-name="T1">p</text:span>{</text:p>
      <text:p text:style-name="P1"><text:span text:style-name="T2">text-align</text:span>: <text:span text:style-name="T3">center</text:span>;</text:p>
      <text:p text:style-name="P1"><text:span text:style-name="T2">font-size</text:span>: <text:span text:style-name="T5">20px</text:span>;</text:p>
      <text:p text:style-name="P1">}</text:p>
      <text:p text:style-name="P2"/>
      <text:p text:style-name="P1"><text:span text:style-name="T1">.img1</text:span>{</text:p>
      <text:p text:style-name="P1"><text:span text:style-name="T2">float</text:span>: <text:span text:style-name="T3">right</text:span>;</text:p>
      <text:p text:style-name="P1"><text:span text:style-name="T2">width</text:span>:<text:span text:style-name="T5">400px</text:span>;</text:p>
      <text:p text:style-name="P1"><text:span text:style-name="T2">height</text:span>: <text:span text:style-name="T5">198px</text:span>;</text:p>
      <text:p text:style-name="P1"><text:span text:style-name="T2">padding-left</text:span>:<text:span text:style-name="T5">100px</text:span>;</text:p>
      <text:p text:style-name="P1">}</text:p>
      <text:p text:style-name="P2"/>
      <text:p text:style-name="P1"><text:span text:style-name="T1">.service</text:span>{</text:p>
      <text:p text:style-name="P1"><text:span text:style-name="T2">margin-top</text:span>:<text:span text:style-name="T5">40px</text:span>;</text:p>
      <text:p text:style-name="P1">}</text:p>
      <text:p text:style-name="P1"><text:span text:style-name="T1">.contact</text:span>{</text:p>
      <text:p text:style-name="P1"><text:span text:style-name="T2">text-align</text:span>: <text:span text:style-name="T3">center</text:span>;</text:p>
      <text:p text:style-name="P1">}</text:p>
      <text:p text:style-name="P1"><text:span text:style-name="T1">h1</text:span>{</text:p>
      <text:p text:style-name="P1"><text:span text:style-name="T2">font-family</text:span>: <text:span text:style-name="T3">'Oswald'</text:span>, <text:span text:style-name="T3">sans-serif</text:span>;</text:p>
      <text:p text:style-name="P1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5:26:39.804828385</meta:creation-date>
    <dc:date>2020-01-29T15:35:08.371444334</dc:date>
    <meta:editing-duration>PT8M29S</meta:editing-duration>
    <meta:editing-cycles>1</meta:editing-cycles>
    <meta:document-statistic meta:table-count="0" meta:image-count="0" meta:object-count="0" meta:page-count="4" meta:paragraph-count="170" meta:word-count="395" meta:character-count="3439" meta:non-whitespace-character-count="3213"/>
    <meta:generator>LibreOffice/6.0.7.3$Linux_X86_64 LibreOffice_project/00m0$Build-3</meta:generator>
  </office:meta>
</office:document-meta>
</file>